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965cm"/>
    </style:style>
    <style:style style:name="Tabla1.B" style:family="table-column">
      <style:table-column-properties style:column-width="13.03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86cm"/>
    </style:style>
    <style:style style:name="Tabla2.B" style:family="table-column">
      <style:table-column-properties style:column-width="4.613cm"/>
    </style:style>
    <style:style style:name="Tabla2.C" style:family="table-column">
      <style:table-column-properties style:column-width="9.10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31cm"/>
    </style:style>
    <style:style style:name="Tabla3.B" style:family="table-column">
      <style:table-column-properties style:column-width="8.098cm"/>
    </style:style>
    <style:style style:name="Tabla3.C" style:family="table-column">
      <style:table-column-properties style:column-width="5.67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057cm"/>
    </style:style>
    <style:style style:name="Tabla4.B" style:family="table-column">
      <style:table-column-properties style:column-width="12.94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695cm"/>
    </style:style>
    <style:style style:name="Tabla5.B" style:family="table-column">
      <style:table-column-properties style:column-width="13.30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522cm" table:align="left"/>
    </style:style>
    <style:style style:name="Tabla6.A" style:family="table-column">
      <style:table-column-properties style:column-width="5.743cm"/>
    </style:style>
    <style:style style:name="Tabla6.B" style:family="table-column">
      <style:table-column-properties style:column-width="8.779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>
      <style:paragraph-properties fo:margin-top="0cm" fo:margin-bottom="0cm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un <text:span text:style-name="Strong_20_Emphasis">estudio profundo y actualizado</text:span> (hasta hoy, 13 de junio de 2025) sobre el <text:span text:style-name="Strong_20_Emphasis">estado del arte en ciberseguridad &amp; IA</text:span>:</text:p>
      <text:p text:style-name="Horizontal_20_Line"/>
      <text:h text:style-name="Heading_20_2" text:outline-level="2">1. 🧠 Amenazas potenciadas por IA (offensive AI)</text:h>
      <text:list text:style-name="L1">
        <text:list-item>
          <text:p text:style-name="P1"><text:span text:style-name="Strong_20_Emphasis">Automatización masiva de ataques</text:span>: Los ataques de escaneo automatizados han alcanzado ¡36.000 exploraciones por segundo!, con un incremento anual del 17 % (<text:a xlink:type="simple" xlink:href="https://www.techradar.com/pro/security/ai-powering-a-dramatic-surge-in-cyberthreats-as-automated-scans-hit-36-000-per-second?utm_source=chatgpt.com" text:style-name="Internet_20_link" text:visited-style-name="Visited_20_Internet_20_Link">techradar.com</text:a>). Se combinan con tácticas de living-off-the-land para evadir detección, y un alarmante aumento del 500 % en credenciales robadas (<text:a xlink:type="simple" xlink:href="https://www.techradar.com/pro/security/ai-powering-a-dramatic-surge-in-cyberthreats-as-automated-scans-hit-36-000-per-second?utm_source=chatgpt.com" text:style-name="Internet_20_link" text:visited-style-name="Visited_20_Internet_20_Link">techradar.com</text:a>).</text:p>
        </text:list-item>
        <text:list-item>
          <text:p text:style-name="P1"><text:span text:style-name="Strong_20_Emphasis">Phishing hiperpersonalizado &amp; deepfakes</text:span>: Bots de IA crean correos y perfiles falsos casi perfectos. En 2025, el 77 % de los cibercriminales ya usan IA, y los ataques deepfake han crecido más de 3 000 % en 2023 (<text:a xlink:type="simple" xlink:href="https://riseinstitute.tech/exploring-2025-cybersecurity-news-trends-technologies-and-predictions/?utm_source=chatgpt.com" text:style-name="Internet_20_link" text:visited-style-name="Visited_20_Internet_20_Link">riseinstitute.tech</text:a>).</text:p>
        </text:list-item>
        <text:list-item>
          <text:p text:style-name="P1"><text:span text:style-name="Strong_20_Emphasis">Malware adaptativo/updatable (AI‑driven malware)</text:span>: Se detectan versiones que cambian de código automáticamente para evadir defensas tradicionales . También proliferan herramientas tipo Malware-as-a-Service con IA, como FraudGPT o DarkBart (<text:a xlink:type="simple" xlink:href="https://riseinstitute.tech/exploring-2025-cybersecurity-news-trends-technologies-and-predictions/?utm_source=chatgpt.com" text:style-name="Internet_20_link" text:visited-style-name="Visited_20_Internet_20_Link">riseinstitute.tech</text:a>).</text:p>
        </text:list-item>
      </text:list>
      <text:p text:style-name="Horizontal_20_Line"/>
      <text:h text:style-name="Heading_20_2" text:outline-level="2">2. 🛡️ Defensas inteligentes: IA defensiva</text:h>
      <text:list text:style-name="L2">
        <text:list-item>
          <text:p text:style-name="P2"><text:span text:style-name="Strong_20_Emphasis">Agentic AI &amp; sistemas autónomos</text:span>: Plataformas como CyberSentinel permiten detección de amenazas en tiempo real y respuesta automatizada (<text:a xlink:type="simple" xlink:href="https://arxiv.org/abs/2502.14966?utm_source=chatgpt.com" text:style-name="Internet_20_link" text:visited-style-name="Visited_20_Internet_20_Link">arxiv.org</text:a>). El paradigma de “amenaza vs. IA defensiva” gana terreno (<text:a xlink:type="simple" xlink:href="https://www.forbes.com/councils/forbesfinancecouncil/2025/01/29/five-trends-that-will-shape-cybersecurity-in-2025/?utm_source=chatgpt.com" text:style-name="Internet_20_link" text:visited-style-name="Visited_20_Internet_20_Link">forbes.com</text:a>).</text:p>
        </text:list-item>
        <text:list-item>
          <text:p text:style-name="P2"><text:span text:style-name="Strong_20_Emphasis">IA en detección proactiva y respuesta automática</text:span>: SOCs usan IA para cazar amenazas internas, gestionar superficies de ataque y acelerar la contención (<text:a xlink:type="simple" xlink:href="https://www.reddit.com/r/AIFUstock/comments/1ja5hpt?utm_source=chatgpt.com" text:style-name="Internet_20_link" text:visited-style-name="Visited_20_Internet_20_Link">reddit.com</text:a>). También se implementan simuladores de ataque (BAS) e incident response automatizada (<text:a xlink:type="simple" xlink:href="https://www.cyberproof.com/blog/the-future-of-ai-data-security-trends-to-watch-in-2025/?utm_source=chatgpt.com" text:style-name="Internet_20_link" text:visited-style-name="Visited_20_Internet_20_Link">cyberproof.com</text:a>).</text:p>
        </text:list-item>
        <text:list-item>
          <text:p text:style-name="P2"><text:span text:style-name="Strong_20_Emphasis">Marcos de agentes bug bounty</text:span>: CAI, sistema open-source, rivaliza con equipos humanos en CTFs y bug bounties, reduciendo costes ~150× (<text:a xlink:type="simple" xlink:href="https://arxiv.org/abs/2504.06017?utm_source=chatgpt.com" text:style-name="Internet_20_link" text:visited-style-name="Visited_20_Internet_20_Link">arxiv.org</text:a>).</text:p>
        </text:list-item>
      </text:list>
      <text:p text:style-name="Horizontal_20_Line"/>
      <text:h text:style-name="Heading_20_2" text:outline-level="2">3. 🧩 Arquitecturas seguras (Zero Trust, XDR...)</text:h>
      <text:list text:style-name="L3">
        <text:list-item>
          <text:p text:style-name="P3"><text:span text:style-name="Strong_20_Emphasis">Zero Trust</text:span> se consolida: modelo “nunca confiar, siempre verificar” se expande con segmentación y autenticación continua (<text:a xlink:type="simple" xlink:href="https://www.proserveit.com/blog/top-5-cybersecurity-trends-for-2025?utm_source=chatgpt.com" text:style-name="Internet_20_link" text:visited-style-name="Visited_20_Internet_20_Link">proserveit.com</text:a>).</text:p>
        </text:list-item>
        <text:list-item>
          <text:p text:style-name="P3"><text:span text:style-name="Strong_20_Emphasis">XDR y detección de señal</text:span>: Plataformas como Vectra integran IA para correlación de señales y priorización automática .</text:p>
        </text:list-item>
      </text:list>
      <text:p text:style-name="Horizontal_20_Line"/>
      <text:h text:style-name="Heading_20_2" text:outline-level="2"><text:soft-page-break/>4. 🧬 Criptografía cuántica</text:h>
      <text:list text:style-name="L4">
        <text:list-item>
          <text:p text:style-name="P4">Vista como amenaza y oportunidad: se habla del enfoque "cosechar ahora para desencriptar luego" .</text:p>
        </text:list-item>
        <text:list-item>
          <text:p text:style-name="P4">Las soluciones de <text:span text:style-name="Strong_20_Emphasis">post‑quantum cryptography</text:span> empiezan su adopción temprana para garantizar resiliencia en el largo plazo (<text:a xlink:type="simple" xlink:href="https://www.proserveit.com/blog/top-5-cybersecurity-trends-for-2025?utm_source=chatgpt.com" text:style-name="Internet_20_link" text:visited-style-name="Visited_20_Internet_20_Link">proserveit.com</text:a>).</text:p>
        </text:list-item>
      </text:list>
      <text:p text:style-name="Horizontal_20_Line"/>
      <text:h text:style-name="Heading_20_2" text:outline-level="2">5. 🗄️ Regulación y gobernanza</text:h>
      <text:list text:style-name="L5">
        <text:list-item>
          <text:p text:style-name="P5"><text:span text:style-name="Strong_20_Emphasis">UE</text:span>: el <text:span text:style-name="Strong_20_Emphasis">Cyber Resilience Act (CRA)</text:span> ya está vigente y en fase de aplicación (hasta 2027) (<text:a xlink:type="simple" xlink:href="https://en.wikipedia.org/wiki/Cyber_Resilience_Act?utm_source=chatgpt.com" text:style-name="Internet_20_link" text:visited-style-name="Visited_20_Internet_20_Link">en.wikipedia.org</text:a>). DORA, NIS2 y AI Act impulsan un entorno regulatorio robusto (<text:a xlink:type="simple" xlink:href="https://www.infosecurityeurope.com/en-gb/blog/future-thinking/four-cybersecurity-trends-2025.html?utm_source=chatgpt.com" text:style-name="Internet_20_link" text:visited-style-name="Visited_20_Internet_20_Link">infosecurityeurope.com</text:a>).</text:p>
        </text:list-item>
        <text:list-item>
          <text:p text:style-name="P5"><text:span text:style-name="Strong_20_Emphasis">Reino Unido</text:span>: la nueva Cyber Security &amp; Resilience Bill refuerza controles sobre infraestructuras críticas y adopta passwordless (<text:a xlink:type="simple" xlink:href="https://en.wikipedia.org/wiki/Cyber_Security_and_Resilience_Bill?utm_source=chatgpt.com" text:style-name="Internet_20_link" text:visited-style-name="Visited_20_Internet_20_Link">en.wikipedia.org</text:a>).</text:p>
        </text:list-item>
        <text:list-item>
          <text:p text:style-name="P5"><text:span text:style-name="Strong_20_Emphasis">EE. UU.</text:span>: reciente orden ejecutiva restringe sanciones a actores extranjeros, fortalece estándares de IA/seguridad cuántica/software seguro .</text:p>
        </text:list-item>
      </text:list>
      <text:p text:style-name="Horizontal_20_Line"/>
      <text:h text:style-name="Heading_20_2" text:outline-level="2">6. ⚖️ Ética &amp; riesgos de despliegue de IA</text:h>
      <text:list text:style-name="L6">
        <text:list-item>
          <text:p text:style-name="P6"><text:span text:style-name="Strong_20_Emphasis">Prompt injection</text:span>: ataques a LLMs documentados, incluyendo DeepSeek-R1 y Gemini, que permiten manipular memoria y respuestas (<text:a xlink:type="simple" xlink:href="https://en.wikipedia.org/wiki/Prompt_injection?utm_source=chatgpt.com" text:style-name="Internet_20_link" text:visited-style-name="Visited_20_Internet_20_Link">en.wikipedia.org</text:a>).</text:p>
        </text:list-item>
        <text:list-item>
          <text:p text:style-name="P6"><text:span text:style-name="Strong_20_Emphasis">IA autónoma interna</text:span>: bots que operan sin suficiente supervisión exponen datos. Un 23 % de las empresas reportan filtración de credenciales por bots de IA (<text:a xlink:type="simple" xlink:href="https://www.thetimes.co.uk/article/tricked-into-exposing-data-tech-staff-say-bots-are-security-risk-7njbz9g5q?utm_source=chatgpt.com" text:style-name="Internet_20_link" text:visited-style-name="Visited_20_Internet_20_Link">thetimes.co.uk</text:a>). Requieren gobernanza y control comparables a los de usuarios humanos.</text:p>
        </text:list-item>
        <text:list-item>
          <text:p text:style-name="P6"><text:span text:style-name="Strong_20_Emphasis">Balance ética vs agilidad</text:span>: se exige transparencia, supervición humana, equidad e interoperabilidad .</text:p>
        </text:list-item>
      </text:list>
      <text:p text:style-name="Horizontal_20_Line"/>
      <text:h text:style-name="Heading_20_2" text:outline-level="2">7. 🌍 Panorama geopolítico</text:h>
      <text:list text:style-name="L7">
        <text:list-item>
          <text:p text:style-name="P7"><text:span text:style-name="Strong_20_Emphasis">Cibercrimen organizado</text:span> y tráfico IA se intensifican: Europol alerta que la IA facilita fraudes, lavado de dinero y explotación de deepfakes .</text:p>
        </text:list-item>
        <text:list-item>
          <text:p text:style-name="P7"><text:span text:style-name="Strong_20_Emphasis">Ataques estatales</text:span>: Lazarus (Corea Norte) robó $1.4 mm; grupos como Salt Typhoon (China) penetraron redes críticas (<text:a xlink:type="simple" xlink:href="https://www.investors.com/news/technology/cybersecurity-stocks-outlook-ai-tariffs-global-threats/?utm_source=chatgpt.com" text:style-name="Internet_20_link" text:visited-style-name="Visited_20_Internet_20_Link">investors.com</text:a>).</text:p>
        </text:list-item>
        <text:list-item>
          <text:p text:style-name="P7"><text:span text:style-name="Strong_20_Emphasis">Smartphone como vector crítico</text:span>: vulnerabilidades en móviles son etiquetadas como "crisis" por espionaje chino (<text:a xlink:type="simple" xlink:href="https://apnews.com/article/37bb5f10c6e21fec2863b1faf269cecc?utm_source=chatgpt.com" text:style-name="Internet_20_link" text:visited-style-name="Visited_20_Internet_20_Link">apnews.com</text:a>).</text:p>
        </text:list-item>
      </text:list>
      <text:p text:style-name="Horizontal_20_Line"/>
      <text:h text:style-name="Heading_20_2" text:outline-level="2"><text:soft-page-break/>8. 💡 Inversiones y mercado</text:h>
      <text:list text:style-name="L8">
        <text:list-item>
          <text:p text:style-name="P8"><text:span text:style-name="Strong_20_Emphasis">IA en cybersecurity</text:span> saltará de $15 bn en 2021 a $135 bn en 2030 (<text:a xlink:type="simple" xlink:href="https://www.investors.com/news/technology/cybersecurity-stocks-outlook-ai-tariffs-global-threats/?utm_source=chatgpt.com" text:style-name="Internet_20_link" text:visited-style-name="Visited_20_Internet_20_Link">investors.com</text:a>). Empresas como Palo Alto Networks integran IA agresivamente (<text:a xlink:type="simple" xlink:href="https://www.investors.com/news/technology/cybersecurity-stocks-outlook-ai-tariffs-global-threats/?utm_source=chatgpt.com" text:style-name="Internet_20_link" text:visited-style-name="Visited_20_Internet_20_Link">investors.com</text:a>).</text:p>
        </text:list-item>
        <text:list-item>
          <text:p text:style-name="P8"><text:span text:style-name="Strong_20_Emphasis">Diversificación de proveedores</text:span>: para evitar riesgos de vendor lock-in (ej. tras incidente CrowdStrike) (<text:a xlink:type="simple" xlink:href="https://www.forbes.com/councils/forbestechcouncil/2024/11/22/six-cybersecurity-trends-heating-up-in-2025/?utm_source=chatgpt.com" text:style-name="Internet_20_link" text:visited-style-name="Visited_20_Internet_20_Link">forbes.com</text:a>).</text:p>
        </text:list-item>
      </text:list>
      <text:p text:style-name="Horizontal_20_Line"/>
      <text:h text:style-name="Heading_20_2" text:outline-level="2">🔭 Conclusión: Inteligencia artificial transforma la ciberseguridad, pero genera desafíos dual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Áreas clave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Amenazas IA</text:span></text:p>
          </table:table-cell>
          <table:table-cell table:style-name="Tabla1.A1" office:value-type="string">
            <text:p text:style-name="Table_20_Contents">Phishing hiperpersonalizado, malware adaptativo, deepfakes, ataques automáticos masiv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efensas IA</text:span></text:p>
          </table:table-cell>
          <table:table-cell table:style-name="Tabla1.A1" office:value-type="string">
            <text:p text:style-name="Table_20_Contents">Agentes autónomos, respuesta automatizada, BAS, IA en XDR/SOC, frameworks bug bounty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fraestructura</text:span></text:p>
          </table:table-cell>
          <table:table-cell table:style-name="Tabla1.A1" office:value-type="string">
            <text:p text:style-name="Table_20_Contents">Zero Trust, XDR/EDR, criptografía pos‑cuántic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olítica &amp; ética</text:span></text:p>
          </table:table-cell>
          <table:table-cell table:style-name="Tabla1.A1" office:value-type="string">
            <text:p text:style-name="Table_20_Contents">Regulaciones CRA/NIS2, gobernanza de bots de IA, gestión de prompt injection, transparenci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Geopolítica &amp; mercado</text:span></text:p>
          </table:table-cell>
          <table:table-cell table:style-name="Tabla1.A1" office:value-type="string">
            <text:p text:style-name="Table_20_Contents">Ciberamenazas globales organizadas/estatales, crisis móvil, explosión de inversiones en IA‑seguridad.</text:p>
          </table:table-cell>
        </table:table-row>
      </table:table>
      <text:p text:style-name="Text_20_body">Este panorama muestra el delicado equilibrio entre el uso defensivo de la IA y el riesgo exponencial que supone en manos delictivas o estatales. La tendencia apunta hacia <text:span text:style-name="Strong_20_Emphasis">defensas autónomas, arquitecturas resilientes y regulaciones proactivas</text:span>. Sin embargo, la <text:span text:style-name="Strong_20_Emphasis">supervisión, el marco ético y la gobernanza</text:span> seguirán siendo pilares esenciales en este ecosistema en rápida evolución.</text:p>
      <text:p text:style-name="Horizontal_20_Line"/>
      <text:list text:style-name="L9">
        <text:list-item>
          <text:p text:style-name="P9"><text:a xlink:type="simple" xlink:href="https://www.techradar.com/pro/security/ai-powering-a-dramatic-surge-in-cyberthreats-as-automated-scans-hit-36-000-per-second?utm_source=chatgpt.com" text:style-name="Internet_20_link" text:visited-style-name="Visited_20_Internet_20_Link">techradar.com</text:a> </text:p>
        </text:list-item>
        <text:list-item>
          <text:p text:style-name="P9"><text:a xlink:type="simple" xlink:href="https://www.ft.com/content/d3119d3f-97bd-4ff4-905d-b471a8828beb?utm_source=chatgpt.com" text:style-name="Internet_20_link" text:visited-style-name="Visited_20_Internet_20_Link">ft.com</text:a> </text:p>
        </text:list-item>
        <text:list-item>
          <text:p text:style-name="P9"><text:a xlink:type="simple" xlink:href="https://www.thetimes.co.uk/article/tricked-into-exposing-data-tech-staff-say-bots-are-security-risk-7njbz9g5q?utm_source=chatgpt.com" text:style-name="Internet_20_link" text:visited-style-name="Visited_20_Internet_20_Link">thetimes.co.uk</text:a> </text:p>
        </text:list-item>
        <text:list-item>
          <text:p text:style-name="P10"><text:a xlink:type="simple" xlink:href="https://www.investors.com/news/technology/cybersecurity-stocks-outlook-ai-tariffs-global-threats/?utm_source=chatgpt.com" text:style-name="Internet_20_link" text:visited-style-name="Visited_20_Internet_20_Link">investors.com</text:a> </text:p>
        </text:list-item>
      </text:list>
      <text:p text:style-name="Text_20_body"/>
      <text:p text:style-name="Text_20_body"/>
      <text:p text:style-name="Text_20_body">Muy buena observación: estás describiendo varios de los riesgos <text:span text:style-name="Strong_20_Emphasis">empresariales, éticos, legales y de seguridad</text:span> asociados al uso de agentes de IA. Te los puedo ampliar y profundizar, incorporando el estado del arte (a junio 2025), con ejemplos y marcos actuales:</text:p>
      <text:p text:style-name="Horizontal_20_Line"/>
      <text:h text:style-name="Heading_20_3" text:outline-level="3">1️⃣ Robo de datos (Data leakage &amp; misuse)</text:h>
      <text:p text:style-name="Text_20_body"><text:span text:style-name="Strong_20_Emphasis">Riesgo</text:span>: Los agentes de IA, especialmente los basados en LLMs y sistemas multiagente, pueden:</text:p>
      <text:list text:style-name="L10">
        <text:list-item>
          <text:p text:style-name="P11">Filtrar accidentalmente datos sensibles (prompt leakage).</text:p>
        </text:list-item>
        <text:list-item>
          <text:p text:style-name="P11">Memorizar información privada e incluirla en sus respuestas.</text:p>
        </text:list-item>
        <text:list-item>
          <text:p text:style-name="P11"><text:soft-page-break/>Exfiltrar datos al ser manipulados vía ataques de <text:span text:style-name="Emphasis">prompt injection</text:span>.</text:p>
        </text:list-item>
        <text:list-item>
          <text:p text:style-name="P11">Usar indebidamente datos internos para entrenamiento, generando <text:span text:style-name="Emphasis">shadow models</text:span>.</text:p>
        </text:list-item>
      </text:list>
      <text:p text:style-name="Text_20_body"><text:span text:style-name="Strong_20_Emphasis">Casos recientes (2024-2025):</text:span></text:p>
      <text:list text:style-name="L11">
        <text:list-item>
          <text:p text:style-name="P12">Casos de fuga de datos en Samsung, JPMorgan y varios bufetes legales tras uso interno de ChatGPT por empleados.</text:p>
        </text:list-item>
        <text:list-item>
          <text:p text:style-name="P12">Filtración masiva de datos en modelos finetuned sin controles de privacidad (<text:span text:style-name="Emphasis">data poisoning</text:span>).</text:p>
        </text:list-item>
        <text:list-item>
          <text:p text:style-name="P12">Casos de <text:span text:style-name="Emphasis">prompt injection</text:span> exitosos sobre Gemini, OpenAI, Claude y modelos open-source como LLaMA-3.</text:p>
        </text:list-item>
      </text:list>
      <text:p text:style-name="Text_20_body"><text:span text:style-name="Strong_20_Emphasis">Mitigación actual:</text:span></text:p>
      <text:list text:style-name="L12">
        <text:list-item>
          <text:p text:style-name="P13">Políticas de <text:span text:style-name="Emphasis">confidential computing</text:span> (procesamiento seguro en entornos aislados).</text:p>
        </text:list-item>
        <text:list-item>
          <text:p text:style-name="P13"><text:span text:style-name="Emphasis">Prompt shielding</text:span>, <text:span text:style-name="Emphasis">RLHF adversarial</text:span>, filtrado semántico.</text:p>
        </text:list-item>
        <text:list-item>
          <text:p text:style-name="P13">Supervisión estricta sobre datasets de entrenamiento y pipelines MLOps con <text:span text:style-name="Emphasis">data lineage</text:span>.</text:p>
        </text:list-item>
      </text:list>
      <text:p text:style-name="Horizontal_20_Line"/>
      <text:h text:style-name="Heading_20_3" text:outline-level="3">2️⃣ Incumplimiento de derechos de autor (Copyright &amp; IP infringement)</text:h>
      <text:p text:style-name="Text_20_body"><text:span text:style-name="Strong_20_Emphasis">Riesgo</text:span>:</text:p>
      <text:list text:style-name="L13">
        <text:list-item>
          <text:p text:style-name="P14">Empleados generan contenidos, códigos, imágenes o documentos usando IA sin verificar derechos de autor.</text:p>
        </text:list-item>
        <text:list-item>
          <text:p text:style-name="P14">La IA reutiliza contenido entrenado sin licencias claras (<text:span text:style-name="Emphasis">training data copyright liability</text:span>).</text:p>
        </text:list-item>
        <text:list-item>
          <text:p text:style-name="P14">Potencial violación de patentes, secretos industriales y derechos de terceros.</text:p>
        </text:list-item>
      </text:list>
      <text:p text:style-name="Text_20_body"><text:span text:style-name="Strong_20_Emphasis">Casos recientes:</text:span></text:p>
      <text:list text:style-name="L14">
        <text:list-item>
          <text:p text:style-name="P15">Juicios activos contra OpenAI, Stability AI, Meta y Google (2024-2025) por uso de datasets con contenidos protegidos.</text:p>
        </text:list-item>
        <text:list-item>
          <text:p text:style-name="P15">Casos de empresas sancionadas por uso de imágenes generadas por IA con derechos implícitos no reconocidos.</text:p>
        </text:list-item>
      </text:list>
      <text:p text:style-name="Text_20_body"><text:span text:style-name="Strong_20_Emphasis">Mitigación:</text:span></text:p>
      <text:list text:style-name="L15">
        <text:list-item>
          <text:p text:style-name="P16">Auditar modelos y proveedores (proveedores como OpenAI, Anthropic, Cohere están desarrollando <text:span text:style-name="Emphasis">copyright shields</text:span>).</text:p>
        </text:list-item>
        <text:list-item>
          <text:p text:style-name="P16">Instruir a empleados sobre uso ético de generación asistida.</text:p>
        </text:list-item>
        <text:list-item>
          <text:p text:style-name="P16">Implementación de IA generativa entrenada con datasets internos, auditados y con licencias claras (<text:span text:style-name="Emphasis">sovereign AI</text:span>).</text:p>
        </text:list-item>
      </text:list>
      <text:p text:style-name="Horizontal_20_Line"/>
      <text:h text:style-name="Heading_20_3" text:outline-level="3">3️⃣ Pérdida financiera (Financial &amp; Operational risks)</text:h>
      <text:p text:style-name="Text_20_body"><text:span text:style-name="Strong_20_Emphasis">Riesgo:</text:span></text:p>
      <text:list text:style-name="L16">
        <text:list-item>
          <text:p text:style-name="P17"><text:soft-page-break/>Fraude financiero (deepfakes de CEO para engañar transferencias).</text:p>
        </text:list-item>
        <text:list-item>
          <text:p text:style-name="P17">Automatización de decisiones financieras erróneas.</text:p>
        </text:list-item>
        <text:list-item>
          <text:p text:style-name="P17">Costos ocultos de implementación (infraestructura, talento, mantenimiento, obsolescencia rápida de modelos).</text:p>
        </text:list-item>
        <text:list-item>
          <text:p text:style-name="P17">Ataques de denegación de servicio o manipulación de IA autónomos.</text:p>
        </text:list-item>
      </text:list>
      <text:p text:style-name="Text_20_body"><text:span text:style-name="Strong_20_Emphasis">Casos recientes:</text:span></text:p>
      <text:list text:style-name="L17">
        <text:list-item>
          <text:p text:style-name="P18">2024: robo de $25M vía deepfake de voz y video de CEO en Hong Kong.</text:p>
        </text:list-item>
        <text:list-item>
          <text:p text:style-name="P18">Aumento de fraudes en banca vía sistemas de IA falsificados.</text:p>
        </text:list-item>
        <text:list-item>
          <text:p text:style-name="P18">Pérdidas millonarias por errores de IA mal entrenada (ej.: decisiones erróneas de trading algorítmico en hedge funds).</text:p>
        </text:list-item>
      </text:list>
      <text:p text:style-name="Text_20_body"><text:span text:style-name="Strong_20_Emphasis">Mitigación:</text:span></text:p>
      <text:list text:style-name="L18">
        <text:list-item>
          <text:p text:style-name="P19"><text:span text:style-name="Emphasis">Model governance</text:span>, auditoría continua de decisiones algorítmicas.</text:p>
        </text:list-item>
        <text:list-item>
          <text:p text:style-name="P19">Simulaciones adversariales antes de producción (<text:span text:style-name="Emphasis">red teaming</text:span>).</text:p>
        </text:list-item>
        <text:list-item>
          <text:p text:style-name="P19">Límites presupuestarios escalonados para IA experimental.</text:p>
        </text:list-item>
      </text:list>
      <text:p text:style-name="Horizontal_20_Line"/>
      <text:h text:style-name="Heading_20_3" text:outline-level="3">4️⃣ Riesgos de cumplimiento (Compliance &amp; Regulatory risks)</text:h>
      <text:p text:style-name="Text_20_body"><text:span text:style-name="Strong_20_Emphasis">Riesgo:</text:span></text:p>
      <text:list text:style-name="L19">
        <text:list-item>
          <text:p text:style-name="P20">IA que entrega resultados sesgados, discriminatorios o que violan normativas de privacidad.</text:p>
        </text:list-item>
        <text:list-item>
          <text:p text:style-name="P20">Violación de normas sectoriales (GDPR, HIPAA, AI Act, CRA, DORA, etc.).</text:p>
        </text:list-item>
        <text:list-item>
          <text:p text:style-name="P20">Falta de explicabilidad y <text:span text:style-name="Emphasis">audit trail</text:span> sobre decisiones automatizadas.</text:p>
        </text:list-item>
      </text:list>
      <text:p text:style-name="Text_20_body"><text:span text:style-name="Strong_20_Emphasis">Casos recientes:</text:span></text:p>
      <text:list text:style-name="L20">
        <text:list-item>
          <text:p text:style-name="P21">Multas GDPR por usar IA sin base legal de tratamiento.</text:p>
        </text:list-item>
        <text:list-item>
          <text:p text:style-name="P21">Casos judiciales en la UE sobre discriminación algorítmica (empleo, seguros, banca).</text:p>
        </text:list-item>
        <text:list-item>
          <text:p text:style-name="P21">AI Act (UE, 2025): clasificación de IA de alto riesgo, fuerte supervisión de transparencia y bias.</text:p>
        </text:list-item>
      </text:list>
      <text:p text:style-name="Text_20_body"><text:span text:style-name="Strong_20_Emphasis">Mitigación:</text:span></text:p>
      <text:list text:style-name="L21">
        <text:list-item>
          <text:p text:style-name="P22">Implementación de <text:span text:style-name="Emphasis">AI Ethics Boards</text:span> internos.</text:p>
        </text:list-item>
        <text:list-item>
          <text:p text:style-name="P22">Desarrollo de <text:span text:style-name="Emphasis">model cards</text:span>, <text:span text:style-name="Emphasis">datasheets for datasets</text:span>, <text:span text:style-name="Emphasis">audit logs</text:span> y explicabilidad (<text:span text:style-name="Emphasis">XAI</text:span>).</text:p>
        </text:list-item>
        <text:list-item>
          <text:p text:style-name="P22">Alineamiento con <text:span text:style-name="Emphasis">ISO/IEC 42001</text:span> (estándar de gestión de sistemas de IA).</text:p>
        </text:list-item>
      </text:list>
      <text:p text:style-name="Horizontal_20_Line"/>
      <text:h text:style-name="Heading_20_2" text:outline-level="2"><text:soft-page-break/>🔬 Resumen gráfic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Riesgo</text:p>
            </table:table-cell>
            <table:table-cell table:style-name="Tabla2.A1" office:value-type="string">
              <text:p text:style-name="Table_20_Heading">Impacto</text:p>
            </table:table-cell>
            <table:table-cell table:style-name="Tabla2.A1" office:value-type="string">
              <text:p text:style-name="Table_20_Heading">Mitigación recomendada</text:p>
            </table:table-cell>
          </table:table-row>
        </table:table-header-rows>
        <table:table-row>
          <table:table-cell table:style-name="Tabla2.A1" office:value-type="string">
            <text:p text:style-name="Table_20_Contents">Robo de datos</text:p>
          </table:table-cell>
          <table:table-cell table:style-name="Tabla2.A1" office:value-type="string">
            <text:p text:style-name="Table_20_Contents">Fugas, exfiltración, espionaje</text:p>
          </table:table-cell>
          <table:table-cell table:style-name="Tabla2.A1" office:value-type="string">
            <text:p text:style-name="Table_20_Contents">Prompt shielding, data governance, isolation compute</text:p>
          </table:table-cell>
        </table:table-row>
        <table:table-row>
          <table:table-cell table:style-name="Tabla2.A1" office:value-type="string">
            <text:p text:style-name="Table_20_Contents">Derechos de autor</text:p>
          </table:table-cell>
          <table:table-cell table:style-name="Tabla2.A1" office:value-type="string">
            <text:p text:style-name="Table_20_Contents">Demandas, bloqueos legales</text:p>
          </table:table-cell>
          <table:table-cell table:style-name="Tabla2.A1" office:value-type="string">
            <text:p text:style-name="Table_20_Contents">Auditar datasets, proveedores responsables, IP compliance</text:p>
          </table:table-cell>
        </table:table-row>
        <table:table-row>
          <table:table-cell table:style-name="Tabla2.A1" office:value-type="string">
            <text:p text:style-name="Table_20_Contents">Pérdidas financieras</text:p>
          </table:table-cell>
          <table:table-cell table:style-name="Tabla2.A1" office:value-type="string">
            <text:p text:style-name="Table_20_Contents">Fraude, disrupción, costos ocultos</text:p>
          </table:table-cell>
          <table:table-cell table:style-name="Tabla2.A1" office:value-type="string">
            <text:p text:style-name="Table_20_Contents">Model governance, simulaciones adversariales, presupuestos controlados</text:p>
          </table:table-cell>
        </table:table-row>
        <table:table-row>
          <table:table-cell table:style-name="Tabla2.A1" office:value-type="string">
            <text:p text:style-name="Table_20_Contents">Cumplimiento legal</text:p>
          </table:table-cell>
          <table:table-cell table:style-name="Tabla2.A1" office:value-type="string">
            <text:p text:style-name="Table_20_Contents">Multas, sanciones regulatorias</text:p>
          </table:table-cell>
          <table:table-cell table:style-name="Tabla2.A1" office:value-type="string">
            <text:p text:style-name="Table_20_Contents">AI Act alignment, XAI, auditorías éticas y regulatorias</text:p>
          </table:table-cell>
        </table:table-row>
      </table:table>
      <text:p text:style-name="Horizontal_20_Line"/>
      <text:h text:style-name="Heading_20_2" text:outline-level="2">🔎 Conclusión general</text:h>
      <text:p text:style-name="Text_20_body">El despliegue de IA en empresas implica no solo una cuestión técnica, sino una <text:span text:style-name="Strong_20_Emphasis">disciplina integral de gobernanza de riesgos</text:span>. Las organizaciones que adopten:</text:p>
      <text:list text:style-name="L22">
        <text:list-item>
          <text:p text:style-name="P23"><text:span text:style-name="Strong_20_Emphasis">AI Risk Management Frameworks</text:span></text:p>
        </text:list-item>
        <text:list-item>
          <text:p text:style-name="P23"><text:span text:style-name="Strong_20_Emphasis">Seguridad aplicada a IA (AI Security Layered Architecture)</text:span></text:p>
        </text:list-item>
        <text:list-item>
          <text:p text:style-name="P23"><text:span text:style-name="Strong_20_Emphasis">Compliance anticipatorio (regulator foresight)</text:span></text:p>
        </text:list-item>
      </text:list>
      <text:p text:style-name="Text_20_body">tendrán ventaja competitiva frente a los riesgos emergentes.</text:p>
      <text:p text:style-name="Horizontal_20_Line"/>
      <text:p text:style-name="Text_20_body">Si lo deseas, puedo prepararte:</text:p>
      <text:list text:style-name="L23">
        <text:list-item>
          <text:p text:style-name="P24"><text:span text:style-name="Strong_20_Emphasis">un informe técnico detallado</text:span></text:p>
        </text:list-item>
        <text:list-item>
          <text:p text:style-name="P24"><text:span text:style-name="Strong_20_Emphasis">una presentación ejecutiva para dirección</text:span></text:p>
        </text:list-item>
        <text:list-item>
          <text:p text:style-name="P24"><text:span text:style-name="Strong_20_Emphasis">una guía de implementación de </text:span><text:span text:style-name="Strong_20_Emphasis"><text:span text:style-name="Emphasis">AI Risk Management</text:span></text:span> adaptada a tu sector.</text:p>
        </text:list-item>
      </text:list>
      <text:p text:style-name="Text_20_body">👉 ¿Quieres que avancemos en alguno de estos?</text:p>
      <text:p text:style-name="Text_20_body"/>
      <text:p text:style-name="Text_20_body">Perfecto. Te preparo a continuación una <text:span text:style-name="Strong_20_Emphasis">presentación ejecutiva</text:span> para dirección, adaptada a un comité de empresa que necesita entender los riesgos de IA aplicados a seguridad, legales, financieros y éticos:</text:p>
      <text:p text:style-name="Horizontal_20_Line"/>
      <text:h text:style-name="Heading_20_1" text:outline-level="1"><text:span text:style-name="Strong_20_Emphasis">Riesgos Empresariales y de Seguridad en el Uso de IA (2025)</text:span></text:h>
      <text:h text:style-name="Heading_20_3" text:outline-level="3">Presentación Ejecutiva para Dirección</text:h>
      <text:p text:style-name="Horizontal_20_Line"/>
      <text:h text:style-name="Heading_20_2" text:outline-level="2"><text:soft-page-break/>1️⃣ Contexto Actual</text:h>
      <text:list text:style-name="L24">
        <text:list-item>
          <text:p text:style-name="P25">La adopción de IA crece exponencialmente en todas las industrias.</text:p>
        </text:list-item>
        <text:list-item>
          <text:p text:style-name="P25">Los beneficios son claros (automatización, eficiencia, innovación), pero emergen riesgos críticos.</text:p>
        </text:list-item>
        <text:list-item>
          <text:p text:style-name="P25">Reguladores globales (UE, EE. UU., Asia) ya actúan sobre estos riesgos.</text:p>
        </text:list-item>
        <text:list-item>
          <text:p text:style-name="P25">Las empresas que gestionen estos riesgos desde el inicio tendrán ventaja competitiva.</text:p>
        </text:list-item>
      </text:list>
      <text:p text:style-name="Horizontal_20_Line"/>
      <text:h text:style-name="Heading_20_2" text:outline-level="2">2️⃣ Principales Categorías de Riesgo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Categoría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A1" office:value-type="string">
              <text:p text:style-name="Table_20_Heading">Impacto Potencial</text:p>
            </table:table-cell>
          </table:table-row>
        </table:table-header-rows>
        <table:table-row>
          <table:table-cell table:style-name="Tabla3.A1" office:value-type="string">
            <text:p text:style-name="Table_20_Contents">Seguridad de datos</text:p>
          </table:table-cell>
          <table:table-cell table:style-name="Tabla3.A1" office:value-type="string">
            <text:p text:style-name="Table_20_Contents">Fugas, exfiltración o uso indebido de datos internos o de clientes</text:p>
          </table:table-cell>
          <table:table-cell table:style-name="Tabla3.A1" office:value-type="string">
            <text:p text:style-name="Table_20_Contents">Multas, daño reputacional, espionaje</text:p>
          </table:table-cell>
        </table:table-row>
        <table:table-row>
          <table:table-cell table:style-name="Tabla3.A1" office:value-type="string">
            <text:p text:style-name="Table_20_Contents">Derechos de autor</text:p>
          </table:table-cell>
          <table:table-cell table:style-name="Tabla3.A1" office:value-type="string">
            <text:p text:style-name="Table_20_Contents">Uso inadvertido de contenido protegido (texto, imágenes, código)</text:p>
          </table:table-cell>
          <table:table-cell table:style-name="Tabla3.A1" office:value-type="string">
            <text:p text:style-name="Table_20_Contents">Demandas legales, bloqueos regulatorios</text:p>
          </table:table-cell>
        </table:table-row>
        <table:table-row>
          <table:table-cell table:style-name="Tabla3.A1" office:value-type="string">
            <text:p text:style-name="Table_20_Contents">Financieros</text:p>
          </table:table-cell>
          <table:table-cell table:style-name="Tabla3.A1" office:value-type="string">
            <text:p text:style-name="Table_20_Contents">Fraude, disrupción operativa, costos ocultos de infraestructura IA</text:p>
          </table:table-cell>
          <table:table-cell table:style-name="Tabla3.A1" office:value-type="string">
            <text:p text:style-name="Table_20_Contents">Pérdidas económicas directas e indirectas</text:p>
          </table:table-cell>
        </table:table-row>
        <table:table-row>
          <table:table-cell table:style-name="Tabla3.A1" office:value-type="string">
            <text:p text:style-name="Table_20_Contents">Cumplimiento legal</text:p>
          </table:table-cell>
          <table:table-cell table:style-name="Tabla3.A1" office:value-type="string">
            <text:p text:style-name="Table_20_Contents">Sesgos, violación de privacidad, decisiones discriminatorias</text:p>
          </table:table-cell>
          <table:table-cell table:style-name="Tabla3.A1" office:value-type="string">
            <text:p text:style-name="Table_20_Contents">Sanciones regulatorias, pérdida de licencias</text:p>
          </table:table-cell>
        </table:table-row>
      </table:table>
      <text:p text:style-name="Horizontal_20_Line"/>
      <text:h text:style-name="Heading_20_2" text:outline-level="2">3️⃣ Ejemplos Reales (2024-2025)</text:h>
      <text:list text:style-name="L25">
        <text:list-item>
          <text:p text:style-name="P26"><text:span text:style-name="Strong_20_Emphasis">Samsung (2024):</text:span> fuga de datos sensibles vía empleados usando IA pública.</text:p>
        </text:list-item>
        <text:list-item>
          <text:p text:style-name="P26"><text:span text:style-name="Strong_20_Emphasis">Caso deepfake (2024):</text:span> fraude financiero por $25M vía video falsificado de CEO.</text:p>
        </text:list-item>
        <text:list-item>
          <text:p text:style-name="P26"><text:span text:style-name="Strong_20_Emphasis">Litigios contra OpenAI, Google y Meta:</text:span> uso de datos protegidos en entrenamientos.</text:p>
        </text:list-item>
        <text:list-item>
          <text:p text:style-name="P26"><text:span text:style-name="Strong_20_Emphasis">Sanciones GDPR (UE):</text:span> multas por uso de IA sin bases legales adecuadas.</text:p>
        </text:list-item>
      </text:list>
      <text:p text:style-name="Horizontal_20_Line"/>
      <text:h text:style-name="Heading_20_2" text:outline-level="2">4️⃣ Marcos Normativos Clave</text:h>
      <text:list text:style-name="L26">
        <text:list-item>
          <text:p text:style-name="P27"><text:span text:style-name="Strong_20_Emphasis">UE:</text:span> AI Act (vigente desde 2025), GDPR, NIS2, CRA, DORA.</text:p>
        </text:list-item>
        <text:list-item>
          <text:p text:style-name="P27"><text:span text:style-name="Strong_20_Emphasis">EE.UU.:</text:span> Executive Orders IA, NIST AI Risk Management Framework.</text:p>
        </text:list-item>
        <text:list-item>
          <text:p text:style-name="P27"><text:span text:style-name="Strong_20_Emphasis">Global:</text:span> ISO/IEC 42001 (Gestión de Sistemas de IA).</text:p>
        </text:list-item>
      </text:list>
      <text:p text:style-name="Horizontal_20_Line"/>
      <text:h text:style-name="Heading_20_2" text:outline-level="2">5️⃣ Recomendaciones Estratégicas</text:h>
      <text:h text:style-name="Heading_20_3" text:outline-level="3">A. Seguridad de Datos</text:h>
      <text:list text:style-name="L27">
        <text:list-item>
          <text:p text:style-name="P28">Aislamiento de entornos de IA sensibles (<text:span text:style-name="Emphasis">confidential computing</text:span>).</text:p>
        </text:list-item>
        <text:list-item>
          <text:p text:style-name="P28"><text:soft-page-break/>Control de acceso a datasets de entrenamiento.</text:p>
        </text:list-item>
        <text:list-item>
          <text:p text:style-name="P28">Protección contra ataques de <text:span text:style-name="Emphasis">prompt injection</text:span>.</text:p>
        </text:list-item>
      </text:list>
      <text:h text:style-name="Heading_20_3" text:outline-level="3">B. Derechos de Autor y Propiedad Intelectual</text:h>
      <text:list text:style-name="L28">
        <text:list-item>
          <text:p text:style-name="P29">Auditoría de datasets y proveedores de IA.</text:p>
        </text:list-item>
        <text:list-item>
          <text:p text:style-name="P29">Uso de IA entrenada sobre datos internos controlados (<text:span text:style-name="Emphasis">sovereign AI</text:span>).</text:p>
        </text:list-item>
        <text:list-item>
          <text:p text:style-name="P29">Protocolos de revisión legal para contenidos generados.</text:p>
        </text:list-item>
      </text:list>
      <text:h text:style-name="Heading_20_3" text:outline-level="3">C. Gestión Financiera y Operativa</text:h>
      <text:list text:style-name="L29">
        <text:list-item>
          <text:p text:style-name="P30">Implementación gradual de proyectos IA con análisis ROI/Risk.</text:p>
        </text:list-item>
        <text:list-item>
          <text:p text:style-name="P30">Simulaciones de incidentes antes de producción (<text:span text:style-name="Emphasis">AI Red Teaming</text:span>).</text:p>
        </text:list-item>
        <text:list-item>
          <text:p text:style-name="P30">Presupuestos controlados y supervisión de costos ocultos.</text:p>
        </text:list-item>
      </text:list>
      <text:h text:style-name="Heading_20_3" text:outline-level="3">D. Cumplimiento Legal y Ético</text:h>
      <text:list text:style-name="L30">
        <text:list-item>
          <text:p text:style-name="P31">Creación de un comité interno de ética IA.</text:p>
        </text:list-item>
        <text:list-item>
          <text:p text:style-name="P31">Registro y documentación de decisiones automatizadas (<text:span text:style-name="Emphasis">audit logs</text:span>).</text:p>
        </text:list-item>
        <text:list-item>
          <text:p text:style-name="P31">Alineamiento temprano con reguladores (AI Act, ISO 42001).</text:p>
        </text:list-item>
      </text:list>
      <text:p text:style-name="Horizontal_20_Line"/>
      <text:h text:style-name="Heading_20_2" text:outline-level="2">6️⃣ Propuesta de Próximos Pasos</text:h>
      <text:p text:style-name="Text_20_body">1️⃣ <text:span text:style-name="Strong_20_Emphasis">Evaluación inicial de madurez IA</text:span> de la compañía.<text:line-break/>2️⃣ <text:span text:style-name="Strong_20_Emphasis">Desarrollo de un marco de Gobernanza de IA empresarial.</text:span><text:line-break/>3️⃣ <text:span text:style-name="Strong_20_Emphasis">Formación ejecutiva y de mandos intermedios en riesgos IA.</text:span><text:line-break/>4️⃣ <text:span text:style-name="Strong_20_Emphasis">Auditoría de proveedores y herramientas IA actuales.</text:span><text:line-break/>5️⃣ <text:span text:style-name="Strong_20_Emphasis">Definición de roles clave: Chief AI Officer, AI Risk Manager.</text:span></text:p>
      <text:p text:style-name="Horizontal_20_Line"/>
      <text:h text:style-name="Heading_20_2" text:outline-level="2">🔑 Mensaje final para dirección</text:h>
      <text:p text:style-name="Quotations"><text:span text:style-name="Strong_20_Emphasis">La IA ofrece enormes oportunidades, pero exige gobernanza proactiva, seguridad avanzada y vigilancia ética para proteger el negocio. El momento de actuar es ahora.</text:span></text:p>
      <text:p text:style-name="Horizontal_20_Line"/>
      <text:p text:style-name="Text_20_body">Si lo deseas, puedo prepararte ahora:</text:p>
      <text:list text:style-name="L31">
        <text:list-item>
          <text:p text:style-name="P32"><text:span text:style-name="Strong_20_Emphasis">La versión en PowerPoint</text:span></text:p>
        </text:list-item>
        <text:list-item>
          <text:p text:style-name="P32"><text:span text:style-name="Strong_20_Emphasis">Un documento anexo para comité de riesgos</text:span></text:p>
        </text:list-item>
        <text:list-item>
          <text:p text:style-name="P32"><text:span text:style-name="Strong_20_Emphasis">Un plan de implementación inicial (roadmap 12 meses)</text:span></text:p>
        </text:list-item>
      </text:list>
      <text:p text:style-name="Text_20_body">👉 ¿Qué formato te gustaría que preparemos?</text:p>
      <text:p text:style-name="Text_20_body"><text:soft-page-break/></text:p>
      <text:p text:style-name="Text_20_body">Perfecto. Te presento a continuación el <text:span text:style-name="Strong_20_Emphasis">informe técnico detallado</text:span> sobre los riesgos de IA en el contexto empresarial, incluyendo aspectos de seguridad, cumplimiento, legales, financieros y éticos, actualizado a 2025:</text:p>
      <text:p text:style-name="Horizontal_20_Line"/>
      <text:h text:style-name="Heading_20_1" text:outline-level="1"><text:span text:style-name="Strong_20_Emphasis">Informe Técnico Detallado: Gestión de Riesgos de IA en la Empresa (2025)</text:span></text:h>
      <text:h text:style-name="Heading_20_3" text:outline-level="3">Elaborado por: [ChatGPT | OpenAI]</text:h>
      <text:h text:style-name="Heading_20_3" text:outline-level="3">Fecha: 13 de junio de 2025</text:h>
      <text:p text:style-name="Horizontal_20_Line"/>
      <text:h text:style-name="Heading_20_2" text:outline-level="2">1️⃣ Introducción</text:h>
      <text:p text:style-name="Text_20_body">El despliegue acelerado de sistemas de inteligencia artificial (IA) en procesos empresariales genera una combinación de beneficios estratégicos y riesgos multidimensionales. La presente guía técnica tiene como objetivo proporcionar un marco comprensivo para la identificación, análisis y mitigación de los riesgos asociados.</text:p>
      <text:p text:style-name="Horizontal_20_Line"/>
      <text:h text:style-name="Heading_20_2" text:outline-level="2">2️⃣ Tipología de Riesgos</text:h>
      <text:p text:style-name="Text_20_body">Dividimos los riesgos en cinco grandes bloques, con especial foco técnico:</text:p>
      <text:h text:style-name="Heading_20_3" text:outline-level="3">2.1. Riesgos de Seguridad de la Información</text:h>
      <text:list text:style-name="L32">
        <text:list-item>
          <text:p text:style-name="P33"><text:span text:style-name="Strong_20_Emphasis">Exfiltración de datos sensibles (Data Leakage):</text:span></text:p>
          <text:list>
            <text:list-item>
              <text:p text:style-name="P33">Pérdida de información interna por exposición en prompts.</text:p>
            </text:list-item>
            <text:list-item>
              <text:p text:style-name="P33">Persistencia de información sensible en modelos (memorization leakage).</text:p>
            </text:list-item>
            <text:list-item>
              <text:p text:style-name="P33">Manipulación de IA a través de <text:span text:style-name="Emphasis">prompt injection</text:span> (ataques de inyección de instrucciones).</text:p>
            </text:list-item>
          </text:list>
        </text:list-item>
        <text:list-item>
          <text:p text:style-name="P33"><text:span text:style-name="Strong_20_Emphasis">Amenazas adversarias (Adversarial Attacks):</text:span></text:p>
          <text:list>
            <text:list-item>
              <text:p text:style-name="P33">Manipulación de entradas para alterar decisiones.</text:p>
            </text:list-item>
            <text:list-item>
              <text:p text:style-name="P33">Poisoning durante el entrenamiento de modelos (<text:span text:style-name="Emphasis">data poisoning</text:span>).</text:p>
            </text:list-item>
          </text:list>
        </text:list-item>
        <text:list-item>
          <text:p text:style-name="P33"><text:span text:style-name="Strong_20_Emphasis">Ataques a agentes autónomos multiagente:</text:span></text:p>
          <text:list>
            <text:list-item>
              <text:p text:style-name="P33">Manipulación de flujos de conversación entre agentes.</text:p>
            </text:list-item>
            <text:list-item>
              <text:p text:style-name="P33">Desbordamiento de agentes (<text:span text:style-name="Emphasis">goal hijacking</text:span>).</text:p>
            </text:list-item>
          </text:list>
        </text:list-item>
      </text:list>
      <text:p text:style-name="Text_20_body"><text:span text:style-name="Strong_20_Emphasis">Referencias recientes:</text:span></text:p>
      <text:list text:style-name="L33">
        <text:list-item>
          <text:p text:style-name="P34"><text:soft-page-break/>Attacks on Gemini, GPT-4o y Claude (Q2 2025) mediante <text:span text:style-name="Emphasis">prompt injection chains</text:span>.</text:p>
        </text:list-item>
        <text:list-item>
          <text:p text:style-name="P34">Publicaciones sobre ataques de <text:span text:style-name="Emphasis">model inversion</text:span> en modelos LLM finetuneados.</text:p>
        </text:list-item>
      </text:list>
      <text:p text:style-name="Horizontal_20_Line"/>
      <text:h text:style-name="Heading_20_3" text:outline-level="3">2.2. Riesgos de Propiedad Intelectual (Derechos de Autor)</text:h>
      <text:list text:style-name="L34">
        <text:list-item>
          <text:p text:style-name="P35">Uso inadvertido de contenido con derechos de terceros en:</text:p>
          <text:list>
            <text:list-item>
              <text:p text:style-name="P35">Textos, código, imágenes, música generada.</text:p>
            </text:list-item>
            <text:list-item>
              <text:p text:style-name="P35">Modelos preentrenados sobre datasets de origen dudoso.</text:p>
            </text:list-item>
          </text:list>
        </text:list-item>
        <text:list-item>
          <text:p text:style-name="P35">Riesgos de demanda por infracción de propiedad intelectual.</text:p>
        </text:list-item>
        <text:list-item>
          <text:p text:style-name="P35">Problemas de licencias y responsabilidad compartida (<text:span text:style-name="Emphasis">model liability</text:span>).</text:p>
        </text:list-item>
      </text:list>
      <text:p text:style-name="Text_20_body"><text:span text:style-name="Strong_20_Emphasis">Referencias recientes:</text:span></text:p>
      <text:list text:style-name="L35">
        <text:list-item>
          <text:p text:style-name="P36">Litigios activos contra OpenAI, Stability AI, Meta (Q1-Q2 2025).</text:p>
        </text:list-item>
        <text:list-item>
          <text:p text:style-name="P36">Demandas por uso de código no autorizado en modelos de codificación.</text:p>
        </text:list-item>
      </text:list>
      <text:p text:style-name="Horizontal_20_Line"/>
      <text:h text:style-name="Heading_20_3" text:outline-level="3">2.3. Riesgos Financieros y Operativos</text:h>
      <text:list text:style-name="L36">
        <text:list-item>
          <text:p text:style-name="P37"><text:span text:style-name="Strong_20_Emphasis">Fraude financiero vía IA:</text:span></text:p>
          <text:list>
            <text:list-item>
              <text:p text:style-name="P37">Deepfakes de voz y video para engaño de pagos y transferencias.</text:p>
            </text:list-item>
            <text:list-item>
              <text:p text:style-name="P37">Manipulación de decisiones automatizadas.</text:p>
            </text:list-item>
          </text:list>
        </text:list-item>
        <text:list-item>
          <text:p text:style-name="P37"><text:span text:style-name="Strong_20_Emphasis">Errores de modelos:</text:span></text:p>
          <text:list>
            <text:list-item>
              <text:p text:style-name="P37">Alucinación de LLMs (generación de información falsa).</text:p>
            </text:list-item>
            <text:list-item>
              <text:p text:style-name="P37">Decisiones erróneas en trading algorítmico o scoring crediticio.</text:p>
            </text:list-item>
          </text:list>
        </text:list-item>
        <text:list-item>
          <text:p text:style-name="P37"><text:span text:style-name="Strong_20_Emphasis">Costos ocultos:</text:span></text:p>
          <text:list>
            <text:list-item>
              <text:p text:style-name="P37">Infraestructura (cloud, GPUs, cómputo intensivo).</text:p>
            </text:list-item>
            <text:list-item>
              <text:p text:style-name="P37">Obsolescencia rápida de modelos.</text:p>
            </text:list-item>
            <text:list-item>
              <text:p text:style-name="P37">Falta de talento especializado en MLOps y AI Security.</text:p>
            </text:list-item>
          </text:list>
        </text:list-item>
      </text:list>
      <text:p text:style-name="Text_20_body"><text:span text:style-name="Strong_20_Emphasis">Referencias recientes:</text:span></text:p>
      <text:list text:style-name="L37">
        <text:list-item>
          <text:p text:style-name="P38">Fraude bancario Hong Kong (2024): pérdida de $25M mediante deepfake.</text:p>
        </text:list-item>
        <text:list-item>
          <text:p text:style-name="P38">Incidentes de IA autónoma mal configurada generando órdenes incorrectas.</text:p>
        </text:list-item>
      </text:list>
      <text:p text:style-name="Horizontal_20_Line"/>
      <text:h text:style-name="Heading_20_3" text:outline-level="3">2.4. Riesgos de Cumplimiento Normativo</text:h>
      <text:list text:style-name="L38">
        <text:list-item>
          <text:p text:style-name="P39"><text:span text:style-name="Strong_20_Emphasis">Privacidad y protección de datos:</text:span></text:p>
          <text:list>
            <text:list-item>
              <text:p text:style-name="P39">Incumplimiento de GDPR, AI Act, HIPAA, etc.</text:p>
            </text:list-item>
            <text:list-item>
              <text:p text:style-name="P39"><text:soft-page-break/>Exposición de PII (Personally Identifiable Information).</text:p>
            </text:list-item>
          </text:list>
        </text:list-item>
        <text:list-item>
          <text:p text:style-name="P39"><text:span text:style-name="Strong_20_Emphasis">Bias algorítmico y discriminación:</text:span></text:p>
          <text:list>
            <text:list-item>
              <text:p text:style-name="P39">Resultados sesgados en selección de personal, crédito, seguros.</text:p>
            </text:list-item>
            <text:list-item>
              <text:p text:style-name="P39">Falta de explicabilidad (Explainable AI - XAI).</text:p>
            </text:list-item>
          </text:list>
        </text:list-item>
        <text:list-item>
          <text:p text:style-name="P39"><text:span text:style-name="Strong_20_Emphasis">Supervisión normativa creciente:</text:span></text:p>
          <text:list>
            <text:list-item>
              <text:p text:style-name="P39">Categorías de "Alto Riesgo" definidas por AI Act.</text:p>
            </text:list-item>
            <text:list-item>
              <text:p text:style-name="P39">Obligación de registro y documentación exhaustiva de modelos.</text:p>
            </text:list-item>
          </text:list>
        </text:list-item>
      </text:list>
      <text:p text:style-name="Text_20_body"><text:span text:style-name="Strong_20_Emphasis">Referencias recientes:</text:span></text:p>
      <text:list text:style-name="L39">
        <text:list-item>
          <text:p text:style-name="P40">Entrada en vigor de AI Act en la UE (2025).</text:p>
        </text:list-item>
        <text:list-item>
          <text:p text:style-name="P40">Casos de sanciones GDPR por modelos no transparentes.</text:p>
        </text:list-item>
      </text:list>
      <text:p text:style-name="Horizontal_20_Line"/>
      <text:h text:style-name="Heading_20_3" text:outline-level="3">2.5. Riesgos Éticos y de Reputación</text:h>
      <text:list text:style-name="L40">
        <text:list-item>
          <text:p text:style-name="P41">Generación de contenido tóxico, discriminatorio o no alineado con valores corporativos.</text:p>
        </text:list-item>
        <text:list-item>
          <text:p text:style-name="P41">Uso de IA en toma de decisiones sensibles sin supervisión humana (<text:span text:style-name="Emphasis">human-in-the-loop</text:span> insuficiente).</text:p>
        </text:list-item>
        <text:list-item>
          <text:p text:style-name="P41">Erosión de confianza de clientes, empleados y mercados.</text:p>
        </text:list-item>
      </text:list>
      <text:p text:style-name="Text_20_body"><text:span text:style-name="Strong_20_Emphasis">Referencias recientes:</text:span></text:p>
      <text:list text:style-name="L41">
        <text:list-item>
          <text:p text:style-name="P42">Casos públicos de discriminación algorítmica en procesos de RRHH (2024-2025).</text:p>
        </text:list-item>
        <text:list-item>
          <text:p text:style-name="P42">Informes regulatorios exigiendo "ética operacional" en IA empresarial.</text:p>
        </text:list-item>
      </text:list>
      <text:p text:style-name="Horizontal_20_Line"/>
      <text:h text:style-name="Heading_20_2" text:outline-level="2">3️⃣ Marcos Normativos y Técnicos de Referencia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Marco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AI Act (UE, 2025)</text:span></text:p>
          </table:table-cell>
          <table:table-cell table:style-name="Tabla4.A1" office:value-type="string">
            <text:p text:style-name="Table_20_Contents">Regula clasificación de riesgos IA, requisitos de transparencia, trazabilidad y gobernanza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ISO/IEC 42001</text:span></text:p>
          </table:table-cell>
          <table:table-cell table:style-name="Tabla4.A1" office:value-type="string">
            <text:p text:style-name="Table_20_Contents">Sistema de gestión de IA estandarizado (primer ISO de AI Governance)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NIST AI RMF (EE.UU.)</text:span></text:p>
          </table:table-cell>
          <table:table-cell table:style-name="Tabla4.A1" office:value-type="string">
            <text:p text:style-name="Table_20_Contents">Framework de gestión de riesgos IA (publicado 2023, aplicable globalmente)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GDPR / HIPAA</text:span></text:p>
          </table:table-cell>
          <table:table-cell table:style-name="Tabla4.A1" office:value-type="string">
            <text:p text:style-name="Table_20_Contents">Protegen privacidad de datos personales en Europa y EE.UU.</text:p>
          </table:table-cell>
        </table:table-row>
      </table:table>
      <text:p text:style-name="Horizontal_20_Line"/>
      <text:h text:style-name="Heading_20_2" text:outline-level="2">4️⃣ Mitigaciones Técnicas Recomendada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Riesgo</text:p>
            </table:table-cell>
            <table:table-cell table:style-name="Tabla5.A1" office:value-type="string">
              <text:p text:style-name="Table_20_Heading">Contramedida Técnica</text:p>
            </table:table-cell>
          </table:table-row>
        </table:table-header-rows>
        <table:table-row>
          <table:table-cell table:style-name="Tabla5.A1" office:value-type="string">
            <text:p text:style-name="Table_20_Contents">Data Leakage</text:p>
          </table:table-cell>
          <table:table-cell table:style-name="Tabla5.A1" office:value-type="string">
            <text:p text:style-name="Table_20_Contents">Confidential computing, compartmentalization, fine-grained access control, data masking.</text:p>
          </table:table-cell>
        </table:table-row>
        <table:table-row>
          <table:table-cell table:style-name="Tabla5.A1" office:value-type="string">
            <text:p text:style-name="Table_20_Contents">Prompt Injection</text:p>
          </table:table-cell>
          <table:table-cell table:style-name="Tabla5.A1" office:value-type="string">
            <text:p text:style-name="Table_20_Contents">Prompt shielding, input sanitization, adversarial testing, continual retraining.</text:p>
          </table:table-cell>
        </table:table-row>
        <text:soft-page-break/>
        <table:table-row>
          <table:table-cell table:style-name="Tabla5.A1" office:value-type="string">
            <text:p text:style-name="Table_20_Contents">Model Poisoning</text:p>
          </table:table-cell>
          <table:table-cell table:style-name="Tabla5.A1" office:value-type="string">
            <text:p text:style-name="Table_20_Contents">Secure training pipelines, dataset auditability, anomaly detection on model updates.</text:p>
          </table:table-cell>
        </table:table-row>
        <table:table-row>
          <table:table-cell table:style-name="Tabla5.A1" office:value-type="string">
            <text:p text:style-name="Table_20_Contents">Bias y discriminación</text:p>
          </table:table-cell>
          <table:table-cell table:style-name="Tabla5.A1" office:value-type="string">
            <text:p text:style-name="Table_20_Contents">Dataset balance, fairness metrics, bias audits periódicos, interpretable AI.</text:p>
          </table:table-cell>
        </table:table-row>
        <table:table-row>
          <table:table-cell table:style-name="Tabla5.A1" office:value-type="string">
            <text:p text:style-name="Table_20_Contents">IP Infringement</text:p>
          </table:table-cell>
          <table:table-cell table:style-name="Tabla5.A1" office:value-type="string">
            <text:p text:style-name="Table_20_Contents">Dataset curation, contractual compliance clauses, internal sovereign models.</text:p>
          </table:table-cell>
        </table:table-row>
        <table:table-row>
          <table:table-cell table:style-name="Tabla5.A1" office:value-type="string">
            <text:p text:style-name="Table_20_Contents">Explainability</text:p>
          </table:table-cell>
          <table:table-cell table:style-name="Tabla5.A1" office:value-type="string">
            <text:p text:style-name="Table_20_Contents">Aplicación de frameworks XAI: SHAP, LIME, Counterfactuals, saliency maps.</text:p>
          </table:table-cell>
        </table:table-row>
      </table:table>
      <text:p text:style-name="Horizontal_20_Line"/>
      <text:h text:style-name="Heading_20_2" text:outline-level="2">5️⃣ Arquitectura de Seguridad IA Recomendada (Modelo de Capas)</text:h>
      <text:p text:style-name="Text_20_body"><text:span text:style-name="Strong_20_Emphasis">Capa 1:</text:span> Identificación de datos críticos y riesgos inherentes.</text:p>
      <text:p text:style-name="Text_20_body"><text:span text:style-name="Strong_20_Emphasis">Capa 2:</text:span> Segregación de entornos:</text:p>
      <text:list text:style-name="L42">
        <text:list-item>
          <text:p text:style-name="P43">Dev / Test / Prod</text:p>
        </text:list-item>
        <text:list-item>
          <text:p text:style-name="P43">On-prem para modelos sensibles</text:p>
        </text:list-item>
        <text:list-item>
          <text:p text:style-name="P43">Cloud controlado (confidential cloud, sovereign cloud)</text:p>
        </text:list-item>
      </text:list>
      <text:p text:style-name="Text_20_body"><text:span text:style-name="Strong_20_Emphasis">Capa 3:</text:span> Seguridad del ciclo de vida del modelo (MLOps seguro).</text:p>
      <text:p text:style-name="Text_20_body"><text:span text:style-name="Strong_20_Emphasis">Capa 4:</text:span> Protección contra amenazas adversarias IA (AI Security Operations Center).</text:p>
      <text:p text:style-name="Text_20_body"><text:span text:style-name="Strong_20_Emphasis">Capa 5:</text:span> Supervisión continua, auditoría y cumplimiento regulatorio.</text:p>
      <text:p text:style-name="Horizontal_20_Line"/>
      <text:h text:style-name="Heading_20_2" text:outline-level="2">6️⃣ Gobernanza Organizativa Recomendada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Función</text:p>
            </table:table-cell>
            <table:table-cell table:style-name="Tabla6.A1" office:value-type="string">
              <text:p text:style-name="Table_20_Heading">Responsabilidad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Chief AI Officer (CAIO)</text:span></text:p>
          </table:table-cell>
          <table:table-cell table:style-name="Tabla6.A1" office:value-type="string">
            <text:p text:style-name="Table_20_Contents">Supervisión estratégica global de IA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I Risk Manager</text:span></text:p>
          </table:table-cell>
          <table:table-cell table:style-name="Tabla6.A1" office:value-type="string">
            <text:p text:style-name="Table_20_Contents">Evaluación y mitigación continua de riesgos IA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I Ethics Board</text:span></text:p>
          </table:table-cell>
          <table:table-cell table:style-name="Tabla6.A1" office:value-type="string">
            <text:p text:style-name="Table_20_Contents">Supervisión ética y revisiones periódicas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Data Protection Officer (DPO)</text:span></text:p>
          </table:table-cell>
          <table:table-cell table:style-name="Tabla6.A1" office:value-type="string">
            <text:p text:style-name="Table_20_Contents">Control de privacidad de datos procesados por IA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I Security Lead</text:span></text:p>
          </table:table-cell>
          <table:table-cell table:style-name="Tabla6.A1" office:value-type="string">
            <text:p text:style-name="Table_20_Contents">Gestión técnica de amenazas específicas IA.</text:p>
          </table:table-cell>
        </table:table-row>
      </table:table>
      <text:p text:style-name="Horizontal_20_Line"/>
      <text:h text:style-name="Heading_20_2" text:outline-level="2">7️⃣ Conclusiones Estratégicas</text:h>
      <text:list text:style-name="L43">
        <text:list-item>
          <text:p text:style-name="P44">La IA transforma radicalmente los procesos, pero introduce nuevos vectores de ataque, riesgos legales y desafíos éticos.</text:p>
        </text:list-item>
        <text:list-item>
          <text:p text:style-name="P44">Las empresas deben avanzar hacia modelos de <text:span text:style-name="Strong_20_Emphasis">"AI Risk Governance" proactivos</text:span>.</text:p>
        </text:list-item>
        <text:list-item>
          <text:p text:style-name="P44">Quienes implementen controles sólidos de seguridad, gobernanza y compliance ganarán sostenibilidad competitiva.</text:p>
        </text:list-item>
        <text:list-item>
          <text:p text:style-name="P44"><text:soft-page-break/>No gestionar estos riesgos expone a daños económicos, regulatorios, de reputación e incluso penales.</text:p>
        </text:list-item>
      </text:list>
      <text:p text:style-name="Horizontal_20_Line"/>
      <text:h text:style-name="Heading_20_2" text:outline-level="2">8️⃣ Próximos Pasos Sugeridos</text:h>
      <text:p text:style-name="Text_20_body">1️⃣ Realizar auditoría interna de uso actual de IA.<text:line-break/>2️⃣ Implementar un <text:span text:style-name="Strong_20_Emphasis">Framework de Gobernanza de IA</text:span> basado en AI Act y NIST AI RMF.<text:line-break/>3️⃣ Diseñar un <text:span text:style-name="Strong_20_Emphasis">Plan Director de Seguridad y Riesgos IA 2025-2026</text:span>.<text:line-break/>4️⃣ Formar al comité directivo y áreas operativas clave.<text:line-break/>5️⃣ Establecer equipos interfuncionales permanentes (Seguridad, Legal, Ética, Tecnología).</text:p>
      <text:p text:style-name="Horizontal_20_Line"/>
      <text:p text:style-name="Text_20_body"><text:span text:style-name="Strong_20_Emphasis">Documento preparado para uso exclusivo interno.<text:line-break/>Actualizado a 13 de junio de 2025.</text:span></text:p>
      <text:p text:style-name="Horizontal_20_Line"/>
      <text:p text:style-name="Horizontal_20_Line"/>
      <text:p text:style-name="Text_20_body">👉 Si quieres, puedo ahora:</text:p>
      <text:list text:style-name="L44">
        <text:list-item>
          <text:p text:style-name="P45"><text:span text:style-name="Strong_20_Emphasis">Convertir este informe en un documento profesional PDF.</text:span></text:p>
        </text:list-item>
        <text:list-item>
          <text:p text:style-name="P45"><text:span text:style-name="Strong_20_Emphasis">Preparar un plan de trabajo de 12 meses para implementar el framework.</text:span></text:p>
        </text:list-item>
        <text:list-item>
          <text:p text:style-name="P45"><text:span text:style-name="Strong_20_Emphasis">Diseñar la arquitectura técnica sugerida de seguridad IA para tu organización.</text:span></text:p>
        </text:list-item>
      </text:list>
      <text:p text:style-name="Text_20_body">Dime cuál de estos prefier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25:07.563000000</meta:creation-date>
    <dc:date>2025-06-14T19:58:08.653000000</dc:date>
    <meta:editing-duration>PT4M34S</meta:editing-duration>
    <meta:editing-cycles>2</meta:editing-cycles>
    <meta:generator>LibreOffice/24.8.7.2$Windows_X86_64 LibreOffice_project/e07d0a63a46349d29051da79b1fde8160bab2a89</meta:generator>
    <meta:document-statistic meta:table-count="6" meta:image-count="0" meta:object-count="0" meta:page-count="13" meta:paragraph-count="314" meta:word-count="2889" meta:character-count="19810" meta:non-whitespace-character-count="17382"/>
  </office:meta>
</office:document-meta>
</file>